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'Liberation Serif'" style:font-family-asian="'Liberation Serif'" style:font-family-complex="'Liberation Serif'" fo:background-color="transparent" fo:color="#1a5cc8"/>
    </style:style>
    <style:style style:name="T2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3" style:family="text">
      <style:text-properties fo:font-size="9.00pt" fo:font-weight="bold" fo:font-family="宋体" style:font-family-asian="宋体" style:font-family-complex="宋体" fo:background-color="transparent" fo:color="#008000"/>
    </style:style>
    <style:style style:name="T4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20.00%" fo:text-align="left"/>
    </style:style>
    <style:style style:name="P4" style:family="paragraph">
      <style:paragraph-properties fo:line-height="120.00%" fo:text-align="left" fo:margin-bottom="7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20.00%" fo:text-align="left"/>
    </style:style>
    <style:style style:name="P8" style:family="paragraph">
      <style:paragraph-properties fo:line-height="120.00%" fo:text-align="left" fo:margin-bottom="7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bottom="14.15pt"/>
    </style:style>
    <style:style style:name="P11" style:family="paragraph">
      <style:paragraph-properties fo:line-height="120.00%" fo:text-align="left"/>
    </style:style>
  </office:automatic-styles>
  <office:body>
    <office:text>
      <text:p text:style-name="P1"><text:span text:style-name="T1">二叉搜索树</text:span></text:p>
      <text:p text:style-name="P2"><text:span text:style-name="T2">Time Limit: 2000/1000 MS (Java/Others)</text:span><text:span text:style-name="T3">    </text:span><text:span text:style-name="T4">Memory Limit: 32768/32768 K (Java/Others)</text:span></text:p>
      <text:p text:style-name="P3"><text:span text:style-name="T5">Problem Description</text:span></text:p>
      <text:p text:style-name="P3"><text:span text:style-name="T5">判断两序列是否为同一二叉搜索树序列</text:span></text:p>
      <text:p text:style-name="P3"><text:span text:style-name="T6"> </text:span></text:p>
      <text:p text:style-name="P3"><text:span text:style-name="T7"/></text:p>
      <text:p text:style-name="P3"><text:span text:style-name="T8">Input</text:span></text:p>
      <text:p text:style-name="P3"><text:span text:style-name="T8">开始一个数n，(1&lt;=n&lt;=20) 表示有n个需要判断，n= 0 的时候输入结束。<text:line-break/>接下去一行是一个序列，序列长度小于10，包含(0~9)的数字，没有重复数字，根据这个序列可以构造出一颗二叉搜索树。<text:line-break/>接下去的n行有n个序列，每个序列格式跟第一个序列一样，请判断这两个序列是否能组成同一颗二叉搜索树。</text:span></text:p>
      <text:p text:style-name="P3"><text:span text:style-name="T9"> </text:span></text:p>
      <text:p text:style-name="P3"><text:span text:style-name="T10"/></text:p>
      <text:p text:style-name="P3"><text:span text:style-name="T11">Output</text:span></text:p>
      <text:p text:style-name="P3"><text:span text:style-name="T11">如果序列相同则输出YES，否则输出NO</text:span></text:p>
      <text:p text:style-name="P3"><text:span text:style-name="T12"> </text:span></text:p>
      <text:p text:style-name="P3"><text:span text:style-name="T13"/></text:p>
      <text:p text:style-name="P4"><text:span text:style-name="T14">Sample Input</text:span></text:p>
      <text:p text:style-name="P5"><text:span text:style-name="T15">2</text:span></text:p>
      <text:p text:style-name="P5"><text:span text:style-name="T15">567432</text:span></text:p>
      <text:p text:style-name="P5"><text:span text:style-name="T15">543267</text:span></text:p>
      <text:p text:style-name="P5"><text:span text:style-name="T15">576342</text:span></text:p>
      <text:p text:style-name="P6"><text:span text:style-name="T15">0</text:span></text:p>
      <text:p text:style-name="P7"><text:span text:style-name="T16"> </text:span></text:p>
      <text:p text:style-name="P7"><text:span text:style-name="T17"/></text:p>
      <text:p text:style-name="P8"><text:span text:style-name="T18">Sample Output</text:span></text:p>
      <text:p text:style-name="P9"><text:span text:style-name="T19">YES</text:span></text:p>
      <text:p text:style-name="P10"><text:span text:style-name="T19">NO</text:span></text:p>
      <text:p text:style-name="P11"><text:span text:style-name="T20"> </text:span><text:span text:style-name="T21">by yuan</text:span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